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F6B218C8.png"/>
  <manifest:file-entry manifest:media-type="image/png" manifest:full-path="Pictures/10000201000006400000050027825892.png"/>
  <manifest:file-entry manifest:media-type="image/png" manifest:full-path="Pictures/1000000000000320000002581B42268A.png"/>
  <manifest:file-entry manifest:media-type="image/png" manifest:full-path="Pictures/1000000000000320000002582C51995A.png"/>
  <manifest:file-entry manifest:media-type="image/png" manifest:full-path="Pictures/100000000000031A00000253D1D24142.png"/>
  <manifest:file-entry manifest:media-type="image/png" manifest:full-path="Pictures/100000000000064000000500B4BB475B.png"/>
  <manifest:file-entry manifest:media-type="image/png" manifest:full-path="Pictures/100000000000032000000258AE45E8AA.png"/>
  <manifest:file-entry manifest:media-type="image/png" manifest:full-path="Pictures/100002010000003E0000003E96B65FD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withoutfill">
      <style:graphic-properties svg:stroke-color="#2b7ea0" draw:fill="none" draw:fill-image-width="0cm" draw:fill-image-height="0cm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543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2b7ea0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2b7ea0"/>
    </style:style>
    <style:style style:name="T1" style:family="text">
      <style:text-properties fo:color="#2b7ea0"/>
    </style:style>
    <style:style style:name="T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zentrales Schiffe-Versenken</presentation:footer-decl>
      <presentation:date-time-decl presentation:name="dtd1" presentation:source="fixed">06. Juli 2012</presentation:date-time-decl>
      <draw:page draw:name="page1" draw:style-name="dp1" draw:master-page-name="Standard" presentation:presentation-page-layout-name="AL1T32" presentation:use-footer-name="ftr1" presentation:use-date-time-name="dtd1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Dezentrales Schiffe-Versenken</text:span></text:p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>Projektpräsentation</text:span></text:p>
          </draw:text-box>
        </draw:frame>
        <draw:line draw:style-name="gr1" draw:text-style-name="P2" draw:layer="layout" svg:x1="0cm" svg:y1="10.2cm" svg:x2="28cm" svg:y2="10.2cm">
          <text:p/>
        </draw:line>
        <draw:frame draw:style-name="gr2" draw:text-style-name="P2" draw:layer="layout" svg:width="2.185cm" svg:height="2.185cm" svg:x="13.015cm" svg:y="9.115cm">
          <draw:image xlink:href="Pictures/100002010000003E0000003E96B65F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3" draw:text-style-name="P3" draw:layer="layout" svg:width="25.199cm" svg:height="1.737cm" svg:x="1.4cm" svg:y="3.003cm" presentation:class="title" presentation:user-transformed="true">
          <draw:text-box>
            <text:p text:style-name="P3"><text:span text:style-name="T1">Inhalt</text:span></text:p>
          </draw:text-box>
        </draw:frame>
        <draw:frame presentation:style-name="pr4" draw:layer="layout" svg:width="24.639cm" svg:height="11.493cm" svg:x="1.4cm" svg:y="5.6cm" presentation:class="outline" presentation:user-transformed="true">
          <draw:text-box>
            <text:list text:style-name="L3">
              <text:list-item>
                <text:p>Idee</text:p>
              </text:list-item>
              <text:list-item>
                <text:p>Umsetzung</text:p>
                <text:list>
                  <text:list-item>
                    <text:p>Projektbestandteile</text:p>
                  </text:list-item>
                  <text:list-item>
                    <text:p>Meilensteine</text:p>
                  </text:list-item>
                  <text:list-item>
                    <text:p>Herausforderungen</text:p>
                  </text:list-item>
                </text:list>
              </text:list-item>
              <text:list-item>
                <text:p>Demonstration</text:p>
              </text:list-item>
              <text:list-item>
                <text:p>Fragen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3" draw:text-style-name="P3" draw:layer="layout" svg:width="25.199cm" svg:height="1.737cm" svg:x="1.4cm" svg:y="3.003cm" presentation:class="title" presentation:user-transformed="true">
          <draw:text-box>
            <text:p text:style-name="P3"><text:span text:style-name="T1">Inhalt</text:span></text:p>
          </draw:text-box>
        </draw:frame>
        <draw:frame presentation:style-name="pr4" draw:layer="layout" svg:width="24.639cm" svg:height="11.493cm" svg:x="1.4cm" svg:y="5.6cm" presentation:class="outline" presentation:user-transformed="true">
          <draw:text-box>
            <text:list text:style-name="L3">
              <text:list-item>
                <text:p>Idee</text:p>
              </text:list-item>
              <text:list-item>
                <text:p>Umsetzung</text:p>
                <text:list>
                  <text:list-item>
                    <text:p>Projektbestandteile</text:p>
                  </text:list-item>
                  <text:list-item>
                    <text:p>Meilensteine</text:p>
                  </text:list-item>
                  <text:list-item>
                    <text:p>Herausforderungen</text:p>
                  </text:list-item>
                </text:list>
              </text:list-item>
              <text:list-item>
                <text:p>Demonstration</text:p>
              </text:list-item>
              <text:list-item>
                <text:p>Fragen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0_20_Degrees" draw:display-name="Black 0 Degrees" draw:style="single" draw:color="#000000" draw:distance="0.102cm" draw:rotation="0"/>
    <draw:fill-image draw:name="BattleshipMe" xlink:href="Pictures/100000000000064000000500B4BB475B.png" xlink:type="simple" xlink:show="embed" xlink:actuate="onLoad"/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background" xlink:href="Pictures/10000201000006400000050027825892.png" xlink:type="simple" xlink:show="embed" xlink:actuate="onLoad"/>
    <draw:fill-image draw:name="greenlines" xlink:href="Pictures/1000000000000320000002582C51995A.png" xlink:type="simple" xlink:show="embed" xlink:actuate="onLoad"/>
    <draw:fill-image draw:name="rectangles3" xlink:href="Pictures/1000000000000320000002581B42268A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5T17:01:51</meta:creation-date>
    <dc:date>2012-07-05T17:39:37</dc:date>
    <meta:editing-duration>PT22M32S</meta:editing-duration>
    <meta:editing-cycles>3</meta:editing-cycles>
    <meta:generator>LibreOffice/3.5$Linux_X86_64 LibreOffice_project/350m1$Build-2</meta:generator>
    <meta:document-statistic meta:object-count="36"/>
  </office:meta>
</office:document-meta>
</file>